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ab24a" officeooo:paragraph-rsid="001ab24a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ab24a" officeooo:paragraph-rsid="001ab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cus CMS – Demo</text:p>
      <text:p text:style-name="P2"/>
      <text:p text:style-name="P2">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* Tartalom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0:58:21.801934885</meta:creation-date>
    <dc:date>2026-03-02T20:59:37.800562014</dc:date>
    <meta:editing-duration>PT1M18S</meta:editing-duration>
    <meta:editing-cycles>1</meta:editing-cycles>
    <meta:document-statistic meta:table-count="0" meta:image-count="0" meta:object-count="0" meta:page-count="1" meta:paragraph-count="2" meta:word-count="274" meta:character-count="1510" meta:non-whitespace-character-count="1236"/>
    <meta:generator>LibreOffice/25.8.5.2$Linux_X86_64 LibreOffice_project/580$Build-2</meta:generator>
  </office:meta>
</office:document-meta>
</file>